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5" style:family="paragraph" style:parent-style-name="Heading">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8" style:family="paragraph" style:parent-style-name="Text_20_body" style:master-page-name="">
      <style:paragraph-properties fo:keep-together="always" style:page-number="auto" fo:background-color="transparent" fo:keep-with-next="always">
        <style:background-image/>
      </style:paragraph-properties>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8665104" text:id="ct118665104">
          <text:insertion>
            <office:change-info>
              <dc:creator>Luca Bernardini</dc:creator>
              <dc:date>2011-10-11T08:19:00</dc:date>
            </office:change-info>
          </text:insertion>
        </text:changed-region>
        <text:changed-region xml:id="ct118665208" text:id="ct118665208">
          <text:insertion>
            <office:change-info>
              <dc:creator>Luca Bernardini</dc:creator>
              <dc:date>2011-10-11T08:19:00</dc:date>
            </office:change-info>
          </text:insertion>
        </text:changed-region>
        <text:changed-region xml:id="ct257934112" text:id="ct257934112">
          <text:insertion>
            <office:change-info>
              <dc:creator>Luca Bernardini</dc:creator>
              <dc:date>2012-09-13T13:55:00</dc:date>
            </office:change-info>
          </text:insertion>
        </text:changed-region>
        <text:changed-region xml:id="ct118665312" text:id="ct118665312">
          <text:deletion>
            <office:change-info>
              <dc:creator>Luca Bernardini</dc:creator>
              <dc:date>2012-02-23T23:26:00</dc:date>
            </office:change-info>
            <text:p text:style-name="Text_20_body"><text:s/></text:p>
          </text:deletion>
        </text:changed-region>
        <text:changed-region xml:id="ct306051936" text:id="ct306051936">
          <text:insertion>
            <office:change-info>
              <dc:creator>Luca Bernardini</dc:creator>
              <dc:date>2012-09-13T13:57:00</dc:date>
            </office:change-info>
          </text:insertion>
        </text:changed-region>
        <text:changed-region xml:id="ct306054432" text:id="ct306054432">
          <text:insertion>
            <office:change-info>
              <dc:creator>Luca Bernardini</dc:creator>
              <dc:date>2012-09-13T13:58:00</dc:date>
            </office:change-info>
          </text:insertion>
        </text:changed-region>
        <text:changed-region xml:id="ct306830360" text:id="ct306830360">
          <text:insertion>
            <office:change-info>
              <dc:creator>Luca Bernardini</dc:creator>
              <dc:date>2012-09-13T13:58:00</dc:date>
            </office:change-info>
          </text:insertion>
        </text:changed-region>
        <text:changed-region xml:id="ct306830464" text:id="ct306830464">
          <text:insertion>
            <office:change-info>
              <dc:creator>Luca Bernardini</dc:creator>
              <dc:date>2012-09-13T13:59:00</dc:date>
            </office:change-info>
          </text:insertion>
        </text:changed-region>
        <text:changed-region xml:id="ct118665520" text:id="ct118665520">
          <text:deletion>
            <office:change-info>
              <dc:creator>Luca Bernardini</dc:creator>
              <dc:date>2011-10-25T07:01:00</dc:date>
            </office:change-info>
            <text:p text:style-name="Text_20_body"><text:span text:style-name="T1">Operatore</text:span></text:p>
          </text:deletion>
        </text:changed-region>
        <text:changed-region xml:id="ct118665624" text:id="ct118665624">
          <text:insertion>
            <office:change-info>
              <dc:creator>Luca Bernardini</dc:creator>
              <dc:date>2011-10-25T07:01:00</dc:date>
            </office:change-info>
          </text:insertion>
        </text:changed-region>
        <text:changed-region xml:id="ct118665728" text:id="ct118665728">
          <text:insertion>
            <office:change-info>
              <dc:creator>Luca Bernardini</dc:creator>
              <dc:date>2011-10-25T07:58:00</dc:date>
            </office:change-info>
          </text:insertion>
        </text:changed-region>
        <text:changed-region xml:id="ct119524424" text:id="ct119524424">
          <text:deletion>
            <office:change-info>
              <dc:creator>Luca Bernardini</dc:creator>
              <dc:date>2011-10-25T07:58:00</dc:date>
            </office:change-info>
            <text:p text:style-name="Table_20_Contents">8</text:p>
          </text:deletion>
        </text:changed-region>
        <text:changed-region xml:id="ct119524528" text:id="ct119524528">
          <text:insertion>
            <office:change-info>
              <dc:creator>Luca Bernardini</dc:creator>
              <dc:date>2011-10-25T07:58:00</dc:date>
            </office:change-info>
          </text:insertion>
        </text:changed-region>
        <text:changed-region xml:id="ct119524632" text:id="ct119524632">
          <text:deletion>
            <office:change-info>
              <dc:creator>Luca Bernardini</dc:creator>
              <dc:date>2011-10-25T07:58:00</dc:date>
            </office:change-info>
            <text:p text:style-name="Table_20_Contents">19</text:p>
          </text:deletion>
        </text:changed-region>
        <text:changed-region xml:id="ct119524736" text:id="ct119524736">
          <text:insertion>
            <office:change-info>
              <dc:creator>Luca Bernardini</dc:creator>
              <dc:date>2011-10-11T14:05:00</dc:date>
            </office:change-info>
          </text:insertion>
        </text:changed-region>
        <text:changed-region xml:id="ct119524840" text:id="ct119524840">
          <text:deletion>
            <office:change-info>
              <dc:creator>Luca Bernardini</dc:creator>
              <dc:date>2011-12-28T07:40:00</dc:date>
            </office:change-info>
            <text:p text:style-name="Text_20_body">modifiche</text:p>
          </text:deletion>
        </text:changed-region>
        <text:changed-region xml:id="ct119524944" text:id="ct119524944">
          <text:insertion>
            <office:change-info>
              <dc:creator>Luca Bernardini</dc:creator>
              <dc:date>2011-10-18T07:19:00</dc:date>
            </office:change-info>
          </text:insertion>
        </text:changed-region>
        <text:changed-region xml:id="ct119525048" text:id="ct119525048">
          <text:insertion>
            <office:change-info>
              <dc:creator>Luca Bernardini</dc:creator>
              <dc:date>2012-02-25T19:31:00</dc:date>
            </office:change-info>
          </text:insertion>
        </text:changed-region>
        <text:changed-region xml:id="ct119525152" text:id="ct119525152">
          <text:format-change>
            <office:change-info>
              <dc:creator>Luca Bernardini</dc:creator>
              <dc:date>2011-10-16T18:33:00</dc:date>
            </office:change-info>
          </text:format-change>
        </text:changed-region>
        <text:changed-region xml:id="ct119525256" text:id="ct119525256">
          <text:insertion>
            <office:change-info>
              <dc:creator>Luca Bernardini</dc:creator>
              <dc:date>2012-02-25T19:25:00</dc:date>
            </office:change-info>
          </text:insertion>
        </text:changed-region>
        <text:changed-region xml:id="ct119525360" text:id="ct119525360">
          <text:insertion>
            <office:change-info>
              <dc:creator>Luca Bernardini</dc:creator>
              <dc:date>2012-06-11T14:08:00</dc:date>
            </office:change-info>
          </text:insertion>
        </text:changed-region>
        <text:changed-region xml:id="ct119525464" text:id="ct119525464">
          <text:insertion>
            <office:change-info>
              <dc:creator>Luca Bernardini</dc:creator>
              <dc:date>2012-06-11T14:09:00</dc:date>
            </office:change-info>
          </text:insertion>
        </text:changed-region>
        <text:changed-region xml:id="ct119525568" text:id="ct119525568">
          <text:insertion>
            <office:change-info>
              <dc:creator>Luca Bernardini</dc:creator>
              <dc:date>2012-02-25T19:24:00</dc:date>
            </office:change-info>
          </text:insertion>
        </text:changed-region>
        <text:changed-region xml:id="ct119525880" text:id="ct119525880">
          <text:insertion>
            <office:change-info>
              <dc:creator>Luca Bernardini</dc:creator>
              <dc:date>2012-02-25T19:17:00</dc:date>
            </office:change-info>
          </text:insertion>
        </text:changed-region>
        <text:changed-region xml:id="ct119525984" text:id="ct119525984">
          <text:insertion>
            <office:change-info>
              <dc:creator>Luca Bernardini</dc:creator>
              <dc:date>2012-02-25T19:18:00</dc:date>
            </office:change-info>
          </text:insertion>
        </text:changed-region>
        <text:changed-region xml:id="ct119526088" text:id="ct119526088">
          <text:insertion>
            <office:change-info>
              <dc:creator>Luca Bernardini</dc:creator>
              <dc:date>2012-02-25T19:20:00</dc:date>
            </office:change-info>
          </text:insertion>
        </text:changed-region>
        <text:changed-region xml:id="ct119526192" text:id="ct119526192">
          <text:deletion>
            <office:change-info>
              <dc:creator>Luca Bernardini</dc:creator>
              <dc:date>2012-02-25T19:20:00</dc:date>
            </office:change-info>
            <text:p text:style-name="Text_20_body">.</text:p>
          </text:deletion>
        </text:changed-region>
        <text:changed-region xml:id="ct119526296" text:id="ct119526296">
          <text:insertion>
            <office:change-info>
              <dc:creator>Luca Bernardini</dc:creator>
              <dc:date>2012-02-28T14:15:00</dc:date>
            </office:change-info>
          </text:insertion>
        </text:changed-region>
        <text:changed-region xml:id="ct119526400" text:id="ct119526400">
          <text:insertion>
            <office:change-info>
              <dc:creator>Luca Bernardini</dc:creator>
              <dc:date>2012-02-28T14:16:00</dc:date>
            </office:change-info>
          </text:insertion>
        </text:changed-region>
        <text:changed-region xml:id="ct119526504" text:id="ct119526504">
          <text:deletion>
            <office:change-info>
              <dc:creator>Luca Bernardini</dc:creator>
              <dc:date>2012-03-03T17:42:00</dc:date>
            </office:change-info>
            <text:p text:style-name="P1">Corrente</text:p>
          </text:deletion>
        </text:changed-region>
        <text:changed-region xml:id="ct119526608" text:id="ct119526608">
          <text:insertion>
            <office:change-info>
              <dc:creator>Luca Bernardini</dc:creator>
              <dc:date>2012-03-03T17:42:00</dc:date>
            </office:change-info>
          </text:insertion>
        </text:changed-region>
        <text:changed-region xml:id="ct119526712" text:id="ct119526712">
          <text:insertion>
            <office:change-info>
              <dc:creator>Luca Bernardini</dc:creator>
              <dc:date>2012-03-03T17:51:00</dc:date>
            </office:change-info>
          </text:insertion>
        </text:changed-region>
        <text:changed-region xml:id="ct119526816" text:id="ct119526816">
          <text:insertion>
            <office:change-info>
              <dc:creator>Luca Bernardini</dc:creator>
              <dc:date>2012-03-03T17:52:00</dc:date>
            </office:change-info>
          </text:insertion>
        </text:changed-region>
        <text:changed-region xml:id="ct119526920" text:id="ct119526920">
          <text:deletion>
            <office:change-info>
              <dc:creator>Luca Bernardini</dc:creator>
              <dc:date>2012-03-03T17:51:00</dc:date>
            </office:change-info>
            <text:p text:style-name="Text_20_body">.</text:p>
          </text:deletion>
        </text:changed-region>
        <text:changed-region xml:id="ct119527024" text:id="ct119527024">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EN</text:p>
      <text:p text:style-name="P5">ANALISI FUNZIONALE<text:change-start text:change-id="ct118665104"/></text:p>
      <text:p text:style-name="P9">versione documento 1.1<text:change-end text:change-id="ct118665104"/></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8665208"/></text:p>
      <text:p text:style-name="Text_20_body">Controllare che il programma non vada in esecuzione più di una volta.<text:change-end text:change-id="ct118665208"/></text:p>
      <text:h text:style-name="Heading_20_1" text:outline-level="1">DATABASE</text:h>
      <text:p text:style-name="Text_20_body">La procedura può funzionare sia con un database embedded (Sql-Server CE Compact Edition<text:change-start text:change-id="ct257934112"/>, oppure SqLite<text:change-end text:change-id="ct257934112"/>)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text:change text:change-id="ct118665312"/>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3570249" text:style-name="L1">
        <text:list-item>
          <text:p text:style-name="P12">Fotografo (proposto in automatico)</text:p>
        </text:list-item>
        <text:list-item>
          <text:p text:style-name="P12">Fase del giorno (Mattino / Pomeriggio / Sera) proposto in automatico</text:p>
        </text:list-item>
        <text:list-item>
          <text:p text:style-name="P12">Evento (sempre vuoto)</text:p>
        </text:list-item>
        <text:list-item>
          <text:p text:style-name="P12"><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8"><text:span text:style-name="T5">root</text:span> &gt; 2011-12-31 &gt; FOTOGRAFO &gt; .Thumb</text:p>
      <text:p text:style-name="P4">root<text:tab/><text:tab/>= la cartella di partenza configurabile nei settaggi utente.</text:p>
      <text:p text:style-name="P4">2011-12-31<text:tab/>= la cartella del giorno lavorativo</text:p>
      <text:p text:style-name="P4">FOTOGRAFO= la cartella con l'IDentificativo del fotografo</text:p>
      <text:p text:style-name="P4">.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change-start text:change-id="ct306051936"/> Per evitare numeri troppo lunghi, si può crittare il numero con anche lettere maiuscole. Si adotta un alfabeto da 35 simboli. Escludiamo la lett<text:change-end text:change-id="ct306051936"/><text:change-start text:change-id="ct306054432"/>era “o” (come Otranto) perché si confonde con lo zero.<text:change-end text:change-id="ct306054432"/></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change-start text:change-id="ct306830360"/> Questo valore è configurabile nelle opzi<text:change-end text:change-id="ct306830360"/><text:change-start text:change-id="ct306830464"/>oni.<text:change-end text:change-id="ct306830464"/></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8665520"/><text:change-start text:change-id="ct118665624"/><text:span text:style-name="T1">Fotografo</text:span><text:change-end text:change-id="ct118665624"/>: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6">Dalle ore</text:p>
          </table:table-cell>
          <table:table-cell table:style-name="Tabella3.A1" office:value-type="string">
            <text:p text:style-name="P6">Alle ore</text:p>
          </table:table-cell>
          <table:table-cell table:style-name="Tabella3.C1" office:value-type="string">
            <text:p text:style-name="P6">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8665728"/>9<text:change-end text:change-id="ct118665728"/><text:change text:change-id="ct119524424"/>:59</text:p>
          </table:table-cell>
          <table:table-cell table:style-name="Tabella3.C2" office:value-type="string">
            <text:p text:style-name="Table_20_Contents">Pomeriggio</text:p>
          </table:table-cell>
        </table:table-row>
        <text:soft-page-break/>
        <table:table-row>
          <table:table-cell table:style-name="Tabella3.A2" office:value-type="string">
            <text:p text:style-name="Table_20_Contents"><text:change-start text:change-id="ct119524528"/>20<text:change-end text:change-id="ct119524528"/><text:change text:change-id="ct119524632"/>: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19524736"/> occorre gestire la paginazione ma solo quando serve veramente.<text:change-end text:change-id="ct119524736"/></text:p>
      <text:h text:style-name="Heading_20_1" text:outline-level="1">MODIFICHE GRAFICHE</text:h>
      <text:p text:style-name="P7">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119524840"/><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19524944"/>Specchio Orizzontale<text:change-end text:change-id="ct119524944"/></text:p>
          </table:table-cell>
          <table:table-cell table:style-name="Tabella1.D2" office:value-type="string">
            <text:p text:style-name="Table_20_Contents"/>
          </table:table-cell>
        </table:table-row>
      </table:table>
      <text:p text:style-name="P10"><text:change-start text:change-id="ct119525048"/>La funzione di Ruota e Crop la realizziamo con una unica funzione. Con la rotella del mouse di ingrandisce e si ruota. Poi si può posizionare la foto scartando l'eccedenza (come fa attualmente il vecchio prg digiphoto).</text:p>
      <text:h text:style-name="Heading_20_2" text:outline-level="2"><text:change-end text:change-id="ct119525048"/>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19525152"/><text:span text:style-name="T3">una ed </text:span><text:span text:style-name="T4">una sola</text:span><text:change-end text:change-id="ct119525152"/>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text:soft-page-break/>STAMPA</text:h>
      <text:p text:style-name="Text_20_body">Quando si stampa, memorizzare tutto il possibile: la singola foto, il fotografo, il prezzo, il formato carta.<text:change-start text:change-id="ct119525256"/></text:p>
      <text:p text:style-name="Text_20_body"><text:change-end text:change-id="ct119525256"/></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change-start text:change-id="ct119525360"/></text:p>
      <text:p text:style-name="Text_20_body">Per ora non sono previsti i codici a <text:change-end text:change-id="ct119525360"/><text:change-start text:change-id="ct119525464"/>barre.<text:change-end text:change-id="ct119525464"/></text:p>
      <text:h text:style-name="Heading_20_1" text:outline-level="1"><text:change-start text:change-id="ct119525568"/>CARRELLO</text:h>
      <text:p text:style-name="Text_20_body">Gestione del carrello permette di <text:s/>aggiungere, eliminare foto, modificare le quantità e inserire prezzo forfettario.</text:p>
      <text:h text:style-name="Heading_20_1" text:outline-level="1"><text:change-end text:change-id="ct119525568"/>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text:soft-page-break/>quel momento.</text:p>
      <text:p text:style-name="Text_20_body">Le prospettive definite sono:</text:p>
      <text:list xml:id="list33584056" text:style-name="L2">
        <text:list-item>
          <text:p text:style-name="P13">Acquisizione<text:tab/><text:tab/>(scarico foto)</text:p>
        </text:list-item>
        <text:list-item>
          <text:p text:style-name="P13">Libreria<text:tab/><text:tab/>(correggere foto e taggare)</text:p>
        </text:list-item>
        <text:list-item>
          <text:p text:style-name="P13">Filtro Ricerca<text:tab/><text:tab/>(serve a filtrare l'archivio)</text:p>
        </text:list-item>
        <text:list-item>
          <text:p text:style-name="P13">Vendita<text:tab/><text:tab/>(stampare le foto e masterizzare)</text:p>
        </text:list-item>
        <text:list-item>
          <text:p text:style-name="P13">Contabilità<text:tab/><text:tab/>(report e chiusure di cassa)</text:p>
        </text:list-item>
        <text:list-item>
          <text:p text:style-name="P13">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3572008" text:style-name="L3">
        <text:list-item>
          <text:p text:style-name="P14">Operatori</text:p>
        </text:list-item>
        <text:list-item>
          <text:p text:style-name="P14">Eventi</text:p>
        </text:list-item>
        <text:list-item>
          <text:p text:style-name="P14">Formati carta/associazione stampanti</text:p>
        </text:list-item>
        <text:list-item>
          <text:p text:style-name="P14">Settaggi e preferenze</text:p>
        </text:list-item>
        <text:list-item>
          <text:p text:style-name="P14">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change-start text:change-id="ct119525880"/> <text:change-end text:change-id="ct119525880"/><text:change-start text:change-id="ct119525984"/>Non implementiamo più la funzionalità di clone della finestra di <text:s/>lavoro.<text:change-end text:change-id="ct119525984"/></text:p>
      <text:p text:style-name="Text_20_body">Tramite una funzione è possibile azzerare e svuotare lo slide show<text:change-start text:change-id="ct119526088"/> con anche le funzioni pausa e start<text:change-end text:change-id="ct119526088"/><text:change text:change-id="ct119526192"/></text:p>
      <text:p text:style-name="Text_20_body">Lo slide show può essere alimentato in due modi diversi:</text:p>
      <text:h text:style-name="Heading_20_2" text:outline-level="2">Automatico</text:h>
      <text:p text:style-name="P2">In questo modo, l'utente imposta un filtro di ricerca e lo slide-show farà ruotare tutte le foto che rientrano in quel filtro, comprese le foto che verranno scaricate nell'immediato futuro.<text:change-start text:change-id="ct119526296"/></text:p>
      <text:p text:style-name="P2"><text:soft-page-break/>Ad ogni termine di un giro completo, si riesegue la query per possibili nuove foto che si po<text:change-end text:change-id="ct119526296"/><text:change-start text:change-id="ct119526400"/>ssono essere aggiunte nel frattempo.<text:change-end text:change-id="ct119526400"/></text:p>
      <text:p text:style-name="P1">Per esempio impostando il filtro su: “Operatore=AA”, Fase del giorno=“Mattina”, Giorno=”<text:change text:change-id="ct119526504"/><text:change-start text:change-id="ct119526608"/>Oggi<text:change-end text:change-id="ct119526608"/>”</text:p>
      <text:p text:style-name="P1">verranno visualizzate solo le foto di questa mattina dell'operatore AA. Quando l'peratore AA scaricherà altre foto nella mattinata, queste sono visualizzate automaticamente.</text:p>
      <text:h text:style-name="Heading_20_2" text:outline-level="2">Manuale</text:h>
      <text:p text:style-name="P2">L'utente può azzerare lo s.s. E caricarlo con delle foto che lui decide. Può selezionare un album intero, oppure delle foto a caso prendendole da tutto l'archivio.</text:p>
      <text:p text:style-name="P2">Questa operazione è additiva, cioè vengono aggiunte foto fino a che non viene azzerato lo s.s.</text:p>
      <text:p text:style-name="Text_20_body">Possibilmente a schermo intero senza bordi, con numero della foto bene in vista.</text:p>
      <text:p text:style-name="Text_20_body">Configurabile per velocità<text:change-start text:change-id="ct119526712"/> e per numero di fotogrammi per sche<text:change-end text:change-id="ct119526712"/><text:change-start text:change-id="ct119526816"/>rmata<text:change-end text:change-id="ct119526816"/><text:change text:change-id="ct119526920"/></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19527024"/>pe<text:change-end text:change-id="ct119527024"/>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2-09-13T14:41:24.97</dc:date>
    <dc:creator>Luca Bernardini</dc:creator>
    <meta:editing-duration>P12DT7H40M20S</meta:editing-duration>
    <meta:editing-cycles>123</meta:editing-cycles>
    <meta:generator>OpenOffice.org/3.3$Win32 OpenOffice.org_project/330m20$Build-9567</meta:generator>
    <meta:document-statistic meta:table-count="2" meta:image-count="0" meta:object-count="0" meta:page-count="6" meta:paragraph-count="170" meta:word-count="1823" meta:character-count="11950"/>
  </office:meta>
</office:document-meta>
</file>